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96 - The Azarinth Sentinel" calcext:value-type="string">
            <text:p>Class 1: 496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87];[.F187];[.D187];[.G187];[.H187])" office:value-type="string" office:string-value="Class 2: 489 - Kin of Ash" calcext:value-type="string">
            <text:p>Class 2: 489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500" calcext:value-type="float">
            <text:p>1500</text:p>
          </table:table-cell>
          <table:table-cell table:style-name="ce5" table:formula="of:=[.E2]" office:value-type="float" office:value="1500" calcext:value-type="float">
            <text:p>1500.0</text:p>
          </table:table-cell>
          <table:table-cell/>
          <table:table-cell table:style-name="ce6"/>
          <table:table-cell table:style-name="ce32" table:formula="of:=[.U9]" office:value-type="float" office:value="18218758.9289063" calcext:value-type="float">
            <text:p>18,218,759</text:p>
          </table:table-cell>
          <table:table-cell table:style-name="ce11" table:formula="of:=[.V9]" office:value-type="float" office:value="1216098.5925" calcext:value-type="float">
            <text:p>1,216,098.6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7555" calcext:value-type="float">
            <text:p>27555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66.59125" calcext:value-type="float">
            <text:p>66.6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30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88];[.F188];[.D188];[.G188];[.H188])" office:value-type="string" office:string-value="Class 3: 450 - The Faen Valkyrie" calcext:value-type="string">
            <text:p>Class 3: 450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875" calcext:value-type="float">
            <text:p>35.875</text:p>
          </table:table-cell>
          <table:table-cell table:style-name="ce12" table:formula="of:=[.U10]" office:value-type="percentage" office:value="35.875" calcext:value-type="percentage">
            <text:p>3587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85" calcext:value-type="float">
            <text:p>85.0</text:p>
          </table:table-cell>
          <table:table-cell table:style-name="ce10" table:formula="of:=[.W3]/60" office:value-type="percentage" office:value="0.00283333333333333" calcext:value-type="percentage">
            <text:p>0.28%</text:p>
          </table:table-cell>
          <table:table-cell table:style-name="ce9" table:formula="of:=2%+([.F7]/100/100/2)" office:value-type="percentage" office:value="0.17" calcext:value-type="percentage">
            <text:p>17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30000" calcext:value-type="float">
            <text:p>30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108.1" calcext:value-type="float">
            <text:p>108.1</text:p>
          </table:table-cell>
          <table:table-cell table:style-name="ce10" table:formula="of:=[.W4]/60" office:value-type="percentage" office:value="0.00360333333333333" calcext:value-type="percentage">
            <text:p>0.36%</text:p>
          </table:table-cell>
          <table:table-cell table:style-name="ce9" table:formula="of:=1%*(1+3+3%*[.E75])+([.F7]/100/100/2)+1%" office:value-type="percentage" office:value="0.2162" calcext:value-type="percentage">
            <text:p>21.6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50" calcext:value-type="float">
            <text:p>1450</text:p>
          </table:table-cell>
          <table:table-cell table:style-name="ce5" table:formula="of:=[.E6]*(1+[.AD15])" office:value-type="float" office:value="19430" calcext:value-type="float">
            <text:p>1943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500" calcext:value-type="float">
            <text:p>1500</text:p>
          </table:table-cell>
          <table:table-cell table:style-name="ce5" table:formula="of:=[.E7]*2" office:value-type="float" office:value="3000" calcext:value-type="float">
            <text:p>3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6604589.0625" calcext:value-type="float">
            <text:p>6604589.062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8218758.9289063" calcext:value-type="float">
            <text:p>18218758.9289063</text:p>
          </table:table-cell>
          <table:table-cell table:style-name="ce6" table:formula="of:=([.S11]+[.S12])/2" office:value-type="float" office:value="1216098.5925" calcext:value-type="float">
            <text:p>1216098.5925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195];[.E2])" office:value-type="string" office:string-value="Vit: 1500" calcext:value-type="string">
            <text:p>Vit: 150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9832928.7953125" calcext:value-type="float">
            <text:p>29832928.795312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875" calcext:value-type="percentage">
            <text:p>3587.5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954277286136" calcext:value-type="percentage">
            <text:p>97.7%</text:p>
          </table:table-cell>
          <table:table-cell table:formula="of:=1/(1-[.Q11])" office:value-type="float" office:value="43.392" calcext:value-type="float">
            <text:p>43.392</text:p>
          </table:table-cell>
          <table:table-cell table:formula="of:=[.$S$2]/(1/(1+[.$O$15]+[.$AV$15]))" office:value-type="float" office:value="1167643.125" calcext:value-type="float">
            <text:p>1167643.12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8209709753334" calcext:value-type="percentage">
            <text:p>97.8%</text:p>
          </table:table-cell>
          <table:table-cell table:formula="of:=1/(1-[.Q12])" office:value-type="float" office:value="45.8919999999999" calcext:value-type="float">
            <text:p>45.8919999999999</text:p>
          </table:table-cell>
          <table:table-cell table:formula="of:=[.$S$2]/(1/(1+[.$O$15]+[.$AJ$15]+[.$AV$15]))" office:value-type="float" office:value="1264554.06" calcext:value-type="float">
            <text:p>1264554.0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581993519735" calcext:value-type="percentage">
            <text:p>97.8%</text:p>
          </table:table-cell>
          <table:table-cell table:style-name="ce14" table:formula="of:=([.R11]+[.R12])/2" office:value-type="float" office:value="44.642" calcext:value-type="float">
            <text:p>44.6</text:p>
          </table:table-cell>
          <table:table-cell table:style-name="ce14" table:formula="of:=([.S11]+[.S12])/2" office:value-type="float" office:value="1216098.5925" calcext:value-type="float">
            <text:p>1216098.6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13" calcext:value-type="percentage">
            <text:p>11.3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93" calcext:value-type="percentage">
            <text:p>9.3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199]; [.F199];[.K199];[.G199]; [.H199]; [.I199])" office:value-type="string" office:string-value="Int: 1450 [19,430.0]" calcext:value-type="string">
            <text:p>Int: 1450 [19,430.0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0];[.E7])" office:value-type="string" office:string-value="Wis: 1500" calcext:value-type="string">
            <text:p>Wis: 15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875" calcext:value-type="percentage">
            <text:p>3587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517" calcext:value-type="percentage">
            <text:p>351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1.017" calcext:value-type="percentage">
            <text:p>101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837" calcext:value-type="percentage">
            <text:p>83.7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2])" office:value-type="string" office:string-value="Resilience: 3,587.5%" calcext:value-type="string">
            <text:p>Resilience: 3,587.5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96" calcext:value-type="float">
            <text:p>496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06];[.C206])" office:value-type="string" office:string-value="Health:  27,555" calcext:value-type="string">
            <text:p>Health: <text:s/>27,555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08];[.C208])" office:value-type="string" office:string-value="Mana:    30,000" calcext:value-type="string">
            <text:p>Mana: <text:s text:c="3"/>30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5]+([.C2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1:.K211])" office:value-type="string" office:string-value="hp/sec:  0.27% [66.6] [376.2 seconds]" calcext:value-type="string">
            <text:p>hp/sec: <text:s/>0.27% [66.6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2:.K212])" office:value-type="string" office:string-value="mp/sec:  0.28% [85.0] [352.9 seconds]" calcext:value-type="string">
            <text:p>mp/sec: <text:s/>0.28% [85.0] [352.9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3:.K213])" office:value-type="string" office:string-value="w/Med:   0.36% [108.1] [277.5 seconds]" calcext:value-type="string">
            <text:p>w/Med: <text:s text:c="2"/>0.36% [108.1] [277.5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89" calcext:value-type="float">
            <text:p>489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58%     [hp x 44.64]" calcext:value-type="string">
            <text:p>Mitigation: <text:s text:c="6"/>97.758% <text:s text:c="4"/>[hp x 44.64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216,098.6 [hp x 82.01]" calcext:value-type="string">
            <text:p>Effective Health: 1,216,098.6 [hp x 82.01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30 Sentinel Huntress        x8 " calcext:value-type="string">
            <text:p>3-30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50" calcext:value-type="float">
            <text:p>450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table:style-name="ce2" table:formula="of:=[.D42]+([.C42]-1)*20" office:value-type="float" office:value="61" calcext:value-type="float">
            <text:p>6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6" calcext:value-type="float">
            <text:p>26</text:p>
          </table:table-cell>
          <table:table-cell table:formula="of:=[.D43]+([.C43]-1)*20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8" calcext:value-type="percentage">
            <text:p>58.00%</text:p>
          </table:table-cell>
          <table:table-cell table:style-name="ce9" table:formula="of:=[.O43]" office:value-type="percentage" office:value="4.64" calcext:value-type="percentage">
            <text:p>464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64" calcext:value-type="percentage">
            <text:p>464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2" calcext:value-type="float">
            <text:p>22</text:p>
          </table:table-cell>
          <table:table-cell table:style-name="ce3" table:formula="of:=[.D44]+([.C44]-1)*20" office:value-type="float" office:value="62" calcext:value-type="float">
            <text:p>6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8" calcext:value-type="float">
            <text:p>18</text:p>
          </table:table-cell>
          <table:table-cell table:style-name="ce13" table:formula="of:=[.D45]+([.C45]-1)*20" office:value-type="float" office:value="58" calcext:value-type="float">
            <text:p>58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3" calcext:value-type="float">
            <text:p>23</text:p>
          </table:table-cell>
          <table:table-cell table:style-name="ce15" table:formula="of:=[.D46]+([.C46]-1)*20" office:value-type="float" office:value="63" calcext:value-type="float">
            <text:p>63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65" calcext:value-type="percentage">
            <text:p>46.50%</text:p>
          </table:table-cell>
          <table:table-cell table:style-name="ce38" table:formula="of:=[.O46]" office:value-type="percentage" office:value="4.185" calcext:value-type="percentage">
            <text:p>418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4.185" calcext:value-type="percentage">
            <text:p>418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1.017" calcext:value-type="percentage">
            <text:p>101.7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1.017" calcext:value-type="percentage">
            <text:p>101.7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837" calcext:value-type="percentage">
            <text:p>83.7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7]+([.C47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21 Phaseshift               x2 " calcext:value-type="string">
            <text:p>3-21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26 Flare of Creation        x8 [58.0% =&gt; 464.0% Resilience]" calcext:value-type="string">
            <text:p>3-26 Flare of Creation <text:s text:c="7"/>x8 [58.0% =&gt; 464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22 Displacement             x2 " calcext:value-type="string">
            <text:p>3-22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8 Space Shift              x2 " calcext:value-type="string">
            <text:p>3-18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; [.V247]; [.W247] )" office:value-type="string" office:string-value="3-23 Body of the Valkyrie     x9 [46.5% =&gt; 418.5% Resilience, 11.3% =&gt; 101.7% Physical Resistance, 5.0% =&gt; 101.7% Magic Resistance, 9.3% =&gt; 83.7% Health, 1.65% =&gt; 14.85%/minute]" calcext:value-type="string">
            <text:p>3-23 Body of the Valkyrie <text:s text:c="4"/>x9 [46.5% =&gt; 418.5% Resilience, 11.3% =&gt; 101.7% Physical Resistance, 5.0% =&gt; 101.7% Magic Resistance, 9.3% =&gt; 83.7% Health, 1.65% =&gt; 14.85%/minut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4  Space Awareness          x8 " calcext:value-type="string">
            <text:p>3-4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2082" calcext:value-type="float">
            <text:p>2082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20" calcext:value-type="float">
            <text:p>20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3-5  Deviant of Humanity" calcext:value-type="string">
            <text:p>3-5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67]+([.C67]-1)*20" office:value-type="float" office:value="45" calcext:value-type="float">
            <text:p>45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1]+([.C71]-1)*20" office:value-type="float" office:value="16" calcext:value-type="float">
            <text:p>16</text:p>
          </table:table-cell>
          <table:table-cell table:formula="of:=IF([.D7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3]+([.C73]-1)*20" office:value-type="float" office:value="21" calcext:value-type="float">
            <text:p>21</text:p>
          </table:table-cell>
          <table:table-cell table:formula="of:=IF([.D7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5]+([.C75]-1)*20" office:value-type="float" office:value="54" calcext:value-type="float">
            <text:p>54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3 Monster Hunter" calcext:value-type="string">
            <text:p>3-13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6]+([.C76]-1)*20" office:value-type="float" office:value="53" calcext:value-type="float">
            <text:p>53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6  Oxygen Repository" calcext:value-type="string">
            <text:p>2-6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77]+([.C77]-1)*20" office:value-type="float" office:value="26" calcext:value-type="float">
            <text:p>26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9]+([.C79]-1)*20" office:value-type="float" office:value="9" calcext:value-type="float">
            <text:p>9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9 Veteran" calcext:value-type="string">
            <text:p>3-19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81]+([.C81]-1)*20" office:value-type="float" office:value="59" calcext:value-type="float">
            <text:p>59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&quot; [&quot;; [.G85]; &quot; - &quot;; [.H85]; &quot;] &quot;;[.B85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85]+([.C85]-1)*20" office:value-type="float" office:value="60" calcext:value-type="float">
            <text:p>60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formula="of:=TEXT(VLOOKUP([.E85];[.$BH$2:.$BJ$71];2); &quot;0#%&quot;)" office:value-type="string" office:string-value="70%" calcext:value-type="string">
            <text:p>70%</text:p>
          </table:table-cell>
          <table:table-cell table:formula="of:=TEXT(VLOOKUP([.E85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formula="of:=TEXT(VLOOKUP([.E86];[.$BH$2:.$BJ$71];2); &quot;0#%&quot;)" office:value-type="string" office:string-value="27%" calcext:value-type="string">
            <text:p>27%</text:p>
          </table:table-cell>
          <table:table-cell table:formula="of:=TEXT(VLOOKUP([.E86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formula="of:=TEXT(VLOOKUP([.E87];[.$BH$2:.$BJ$71];2); &quot;0#%&quot;)" office:value-type="string" office:string-value="45%" calcext:value-type="string">
            <text:p>45%</text:p>
          </table:table-cell>
          <table:table-cell table:formula="of:=TEXT(VLOOKUP([.E87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8]+([.C88]-1)*20" office:value-type="float" office:value="44" calcext:value-type="float">
            <text:p>44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formula="of:=TEXT(VLOOKUP([.E88];[.$BH$2:.$BJ$71];2); &quot;0#%&quot;)" office:value-type="string" office:string-value="54%" calcext:value-type="string">
            <text:p>54%</text:p>
          </table:table-cell>
          <table:table-cell table:formula="of:=TEXT(VLOOKUP([.E88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26%" calcext:value-type="string">
            <text:p>26%</text:p>
          </table:table-cell>
          <table:table-cell table:formula="of:=TEXT(VLOOKUP([.E89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formula="of:=TEXT(VLOOKUP([.E90];[.$BH$2:.$BJ$71];2); &quot;0#%&quot;)" office:value-type="string" office:string-value="68%" calcext:value-type="string">
            <text:p>68%</text:p>
          </table:table-cell>
          <table:table-cell table:formula="of:=TEXT(VLOOKUP([.E9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45%" calcext:value-type="string">
            <text:p>45%</text:p>
          </table:table-cell>
          <table:table-cell table:formula="of:=TEXT(VLOOKUP([.E9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1%" calcext:value-type="string">
            <text:p>41%</text:p>
          </table:table-cell>
          <table:table-cell table:formula="of:=TEXT(VLOOKUP([.E92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5%" calcext:value-type="string">
            <text:p>45%</text:p>
          </table:table-cell>
          <table:table-cell table:formula="of:=TEXT(VLOOKUP([.E9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39%" calcext:value-type="string">
            <text:p>39%</text:p>
          </table:table-cell>
          <table:table-cell table:formula="of:=TEXT(VLOOKUP([.E94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45%" calcext:value-type="string">
            <text:p>45%</text:p>
          </table:table-cell>
          <table:table-cell table:formula="of:=TEXT(VLOOKUP([.E9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formula="of:=TEXT(VLOOKUP([.E97];[.$BH$2:.$BJ$71];2); &quot;0#%&quot;)" office:value-type="string" office:string-value="31%" calcext:value-type="string">
            <text:p>31%</text:p>
          </table:table-cell>
          <table:table-cell table:formula="of:=TEXT(VLOOKUP([.E97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1];2); &quot;0#%&quot;)" office:value-type="string" office:string-value="45%" calcext:value-type="string">
            <text:p>45%</text:p>
          </table:table-cell>
          <table:table-cell table:formula="of:=TEXT(VLOOKUP([.E9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H$2:.$BJ$71];2); &quot;0#%&quot;)" office:value-type="string" office:string-value="31%" calcext:value-type="string">
            <text:p>31%</text:p>
          </table:table-cell>
          <table:table-cell table:formula="of:=TEXT(VLOOKUP([.E99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28%" calcext:value-type="string">
            <text:p>28%</text:p>
          </table:table-cell>
          <table:table-cell table:formula="of:=TEXT(VLOOKUP([.E100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1]+([.C101]-1)*20" office:value-type="float" office:value="9" calcext:value-type="float">
            <text:p>9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09%" calcext:value-type="string">
            <text:p>09%</text:p>
          </table:table-cell>
          <table:table-cell table:formula="of:=TEXT(VLOOKUP([.E101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7%" calcext:value-type="string">
            <text:p>07%</text:p>
          </table:table-cell>
          <table:table-cell table:formula="of:=TEXT(VLOOKUP([.E102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formula="of:=TEXT(VLOOKUP([.E103];[.$BH$2:.$BJ$71];2); &quot;0#%&quot;)" office:value-type="string" office:string-value="45%" calcext:value-type="string">
            <text:p>45%</text:p>
          </table:table-cell>
          <table:table-cell table:formula="of:=TEXT(VLOOKUP([.E103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H$2:.$BJ$71];2); &quot;0#%&quot;)" office:value-type="string" office:string-value="26%" calcext:value-type="string">
            <text:p>26%</text:p>
          </table:table-cell>
          <table:table-cell table:formula="of:=TEXT(VLOOKUP([.E104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05]+([.C105]-1)*20" office:value-type="float" office:value="21" calcext:value-type="float">
            <text:p>21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1];2); &quot;0#%&quot;)" office:value-type="string" office:string-value="26%" calcext:value-type="string">
            <text:p>26%</text:p>
          </table:table-cell>
          <table:table-cell table:formula="of:=TEXT(VLOOKUP([.E105];[.$BH$2:.$BJ$71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09%" calcext:value-type="string">
            <text:p>09%</text:p>
          </table:table-cell>
          <table:table-cell table:formula="of:=TEXT(VLOOKUP([.E106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5%" calcext:value-type="string">
            <text:p>05%</text:p>
          </table:table-cell>
          <table:table-cell table:formula="of:=TEXT(VLOOKUP([.E107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H$2:.$BJ$71];2); &quot;0#%&quot;)" office:value-type="string" office:string-value="45%" calcext:value-type="string">
            <text:p>45%</text:p>
          </table:table-cell>
          <table:table-cell table:formula="of:=TEXT(VLOOKUP([.E108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4  [64% - 95%] Heat Resistance" calcext:value-type="string">
            <text:p>3-14 <text:s/>[64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10]+([.C110]-1)*20" office:value-type="float" office:value="54" calcext:value-type="float">
            <text:p>54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64%" calcext:value-type="string">
            <text:p>64%</text:p>
          </table:table-cell>
          <table:table-cell table:formula="of:=TEXT(VLOOKUP([.E11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45%" calcext:value-type="string">
            <text:p>45%</text:p>
          </table:table-cell>
          <table:table-cell table:formula="of:=TEXT(VLOOKUP([.E11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1];2); &quot;0#%&quot;)" office:value-type="string" office:string-value="51%" calcext:value-type="string">
            <text:p>51%</text:p>
          </table:table-cell>
          <table:table-cell table:formula="of:=TEXT(VLOOKUP([.E112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3]+([.C113]-1)*20" office:value-type="float" office:value="43" calcext:value-type="float">
            <text:p>43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3%" calcext:value-type="string">
            <text:p>53%</text:p>
          </table:table-cell>
          <table:table-cell table:formula="of:=TEXT(VLOOKUP([.E113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9%" calcext:value-type="string">
            <text:p>59%</text:p>
          </table:table-cell>
          <table:table-cell table:formula="of:=TEXT(VLOOKUP([.E114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H$2:.$BJ$71];2); &quot;0#%&quot;)" office:value-type="string" office:string-value="57%" calcext:value-type="string">
            <text:p>57%</text:p>
          </table:table-cell>
          <table:table-cell table:formula="of:=TEXT(VLOOKUP([.E116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6  [66% - 95%] Mental Resistance" calcext:value-type="string">
            <text:p>3-16 <text:s/>[66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17]+([.C117]-1)*20" office:value-type="float" office:value="56" calcext:value-type="float">
            <text:p>56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1];2); &quot;0#%&quot;)" office:value-type="string" office:string-value="66%" calcext:value-type="string">
            <text:p>66%</text:p>
          </table:table-cell>
          <table:table-cell table:formula="of:=TEXT(VLOOKUP([.E117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45%" calcext:value-type="string">
            <text:p>45%</text:p>
          </table:table-cell>
          <table:table-cell table:formula="of:=TEXT(VLOOKUP([.E11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1];2); &quot;0#%&quot;)" office:value-type="string" office:string-value="06%" calcext:value-type="string">
            <text:p>06%</text:p>
          </table:table-cell>
          <table:table-cell table:formula="of:=TEXT(VLOOKUP([.E119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53%" calcext:value-type="string">
            <text:p>53%</text:p>
          </table:table-cell>
          <table:table-cell table:formula="of:=TEXT(VLOOKUP([.E120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2%" calcext:value-type="string">
            <text:p>52%</text:p>
          </table:table-cell>
          <table:table-cell table:formula="of:=TEXT(VLOOKUP([.E121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4%" calcext:value-type="string">
            <text:p>54%</text:p>
          </table:table-cell>
          <table:table-cell table:formula="of:=TEXT(VLOOKUP([.E122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1];2); &quot;0#%&quot;)" office:value-type="string" office:string-value="14%" calcext:value-type="string">
            <text:p>14%</text:p>
          </table:table-cell>
          <table:table-cell table:formula="of:=TEXT(VLOOKUP([.E123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45%" calcext:value-type="string">
            <text:p>45%</text:p>
          </table:table-cell>
          <table:table-cell table:formula="of:=TEXT(VLOOKUP([.E12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13%" calcext:value-type="string">
            <text:p>13%</text:p>
          </table:table-cell>
          <table:table-cell table:formula="of:=TEXT(VLOOKUP([.E125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1];2); &quot;0#%&quot;)" office:value-type="string" office:string-value="05%" calcext:value-type="string">
            <text:p>05%</text:p>
          </table:table-cell>
          <table:table-cell table:formula="of:=TEXT(VLOOKUP([.E126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28%" calcext:value-type="string">
            <text:p>28%</text:p>
          </table:table-cell>
          <table:table-cell table:formula="of:=TEXT(VLOOKUP([.E127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8]+([.C128]-1)*20" office:value-type="float" office:value="33" calcext:value-type="float">
            <text:p>33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H$2:.$BJ$71];2); &quot;0#%&quot;)" office:value-type="string" office:string-value="38%" calcext:value-type="string">
            <text:p>38%</text:p>
          </table:table-cell>
          <table:table-cell table:formula="of:=TEXT(VLOOKUP([.E128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18%" calcext:value-type="string">
            <text:p>18%</text:p>
          </table:table-cell>
          <table:table-cell table:formula="of:=TEXT(VLOOKUP([.E129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H$2:.$BJ$71];2); &quot;0#%&quot;)" office:value-type="string" office:string-value="55%" calcext:value-type="string">
            <text:p>55%</text:p>
          </table:table-cell>
          <table:table-cell table:formula="of:=TEXT(VLOOKUP([.E130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1];2); &quot;0#%&quot;)" office:value-type="string" office:string-value="45%" calcext:value-type="string">
            <text:p>45%</text:p>
          </table:table-cell>
          <table:table-cell table:formula="of:=TEXT(VLOOKUP([.E131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H$2:.$BJ$71];2); &quot;0#%&quot;)" office:value-type="string" office:string-value="45%" calcext:value-type="string">
            <text:p>45%</text:p>
          </table:table-cell>
          <table:table-cell table:formula="of:=TEXT(VLOOKUP([.E133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18%" calcext:value-type="string">
            <text:p>18%</text:p>
          </table:table-cell>
          <table:table-cell table:formula="of:=TEXT(VLOOKUP([.E134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4%" calcext:value-type="string">
            <text:p>14%</text:p>
          </table:table-cell>
          <table:table-cell table:formula="of:=TEXT(VLOOKUP([.E135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6]+([.C136]-1)*20" office:value-type="float" office:value="48" calcext:value-type="float">
            <text:p>48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formula="of:=TEXT(VLOOKUP([.E136];[.$BH$2:.$BJ$71];2); &quot;0#%&quot;)" office:value-type="string" office:string-value="58%" calcext:value-type="string">
            <text:p>58%</text:p>
          </table:table-cell>
          <table:table-cell table:formula="of:=TEXT(VLOOKUP([.E136];[.$BH$2:.$BJ$7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7]+([.C137]-1)*20" office:value-type="float" office:value="44" calcext:value-type="float">
            <text:p>44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4%" calcext:value-type="string">
            <text:p>54%</text:p>
          </table:table-cell>
          <table:table-cell table:formula="of:=TEXT(VLOOKUP([.E137];[.$BH$2:.$BJ$71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7   [57% - 94%] Wind Resistance" calcext:value-type="string">
            <text:p>3-7 <text:s text:c="2"/>[57% - 9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8]+([.C138]-1)*20" office:value-type="float" office:value="47" calcext:value-type="float">
            <text:p>47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7%" calcext:value-type="string">
            <text:p>57%</text:p>
          </table:table-cell>
          <table:table-cell table:formula="of:=TEXT(VLOOKUP([.E138];[.$BH$2:.$BJ$71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1];2); &quot;0#%&quot;)" office:value-type="string" office:string-value="45%" calcext:value-type="string">
            <text:p>45%</text:p>
          </table:table-cell>
          <table:table-cell table:formula="of:=TEXT(VLOOKUP([.E13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1 1st tier" calcext:value-type="string">
            <text:p>11 1st tier</text:p>
          </table:table-cell>
          <table:table-cell table:formula="of:=COUNTIF([.$C$85:.$C$139];&quot;=1&quot;)" office:value-type="float" office:value="11" calcext:value-type="float">
            <text:p>11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5 2nd tier" calcext:value-type="string">
            <text:p>25 2nd tier</text:p>
          </table:table-cell>
          <table:table-cell table:formula="of:=COUNTIF([.$C$85:.$C$139];&quot;=2&quot;)" office:value-type="float" office:value="25" calcext:value-type="float">
            <text:p>25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50%" calcext:value-type="string">
            <text:p>250%</text:p>
          </table:table-cell>
          <table:table-cell table:formula="of:=TEXT([.B141]*5%;&quot;%&quot;)" office:value-type="string" office:string-value="55%" calcext:value-type="string">
            <text:p>55%</text:p>
          </table:table-cell>
          <table:table-cell table:formula="of:=TEXT([.C146]+[.D146]+[.E146]; &quot;###,#%&quot;)" office:value-type="string" office:string-value="545%" calcext:value-type="string">
            <text:p>54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50% + 55% = 545%) more dense - Avatar of Ash 2nd" calcext:value-type="string">
            <text:p><text:s text:c="8"/>Muscles are (240% + 250% + 55% = 54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5%] more dense. (Avatar of Ash 2nd)" calcext:value-type="string">
            <text:p><text:s text:c="16"/>[545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96" calcext:value-type="float">
            <text:p>496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89" calcext:value-type="float">
            <text:p>489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50" calcext:value-type="float">
            <text:p>450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50" calcext:value-type="float">
            <text:p>14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9,430.0" calcext:value-type="string">
            <text:p>19,430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87.5%" calcext:value-type="string">
            <text:p>3,587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7,555" calcext:value-type="string">
            <text:p>27,555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30,000" calcext:value-type="string">
            <text:p>30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66.6" calcext:value-type="string">
            <text:p>66.6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8%" calcext:value-type="string">
            <text:p>0.28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85.0" calcext:value-type="string">
            <text:p>85.0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52.9" calcext:value-type="string">
            <text:p>352.9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6%" calcext:value-type="string">
            <text:p>0.36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108.1" calcext:value-type="string">
            <text:p>108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77.5" calcext:value-type="string">
            <text:p>277.5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58%" calcext:value-type="string">
            <text:p>97.758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4.64" calcext:value-type="string">
            <text:p>44.64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216,098.6" calcext:value-type="string">
            <text:p>1,216,098.6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82.01" calcext:value-type="string">
            <text:p>82.01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21" calcext:value-type="float">
            <text:p>21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6" calcext:value-type="float">
            <text:p>26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8.0% =&gt; 464.0%" calcext:value-type="string">
            <text:p>58.0% =&gt; 464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2" calcext:value-type="float">
            <text:p>22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8" calcext:value-type="float">
            <text:p>18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23" calcext:value-type="float">
            <text:p>23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6.5% =&gt; 418.5%" calcext:value-type="string">
            <text:p>46.5% =&gt; 418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1.3% =&gt; 101.7%" calcext:value-type="string">
            <text:p>11.3% =&gt; 101.7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101.7%" calcext:value-type="string">
            <text:p>5.0% =&gt; 101.7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9.3% =&gt; 83.7%" calcext:value-type="string">
            <text:p>9.3% =&gt; 83.7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47]);&quot;#.00%&quot;); [.$M$218]; TEXT((0.5%+0.05%*[.I247])*[.J46];&quot;#.00%&quot;))" office:value-type="string" office:string-value="1.65% =&gt; 14.85%" calcext:value-type="string">
            <text:p>1.65% =&gt; 14.85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4" calcext:value-type="float">
            <text:p>4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96 - The Azarinth Sentinel" calcext:value-type="string">
            <text:p>Class 1: 496 - The Azarinth Sentinel</text:p>
          </table:table-cell>
        </table:table-row>
        <table:table-row table:style-name="ro1">
          <table:table-cell table:formula="of:=[$Calculations.A2]" office:value-type="string" office:string-value="Class 2: 489 - Kin of Ash" calcext:value-type="string">
            <text:p>Class 2: 489 - Kin of Ash</text:p>
          </table:table-cell>
        </table:table-row>
        <table:table-row table:style-name="ro1">
          <table:table-cell table:formula="of:=[$Calculations.A3]" office:value-type="string" office:string-value="Class 3: 450 - The Faen Valkyrie" calcext:value-type="string">
            <text:p>Class 3: 450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500" calcext:value-type="string">
            <text:p>Vit: 150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50 [19,430.0]" calcext:value-type="string">
            <text:p>Int: 1450 [19,430.0]</text:p>
          </table:table-cell>
        </table:table-row>
        <table:table-row table:style-name="ro1">
          <table:table-cell table:formula="of:=[$Calculations.A15]" office:value-type="string" office:string-value="Wis: 1500" calcext:value-type="string">
            <text:p>Wis: 15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87.5%" calcext:value-type="string">
            <text:p>Resilience: 3,587.5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7,555" calcext:value-type="string">
            <text:p>Health: <text:s/>27,555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30,000" calcext:value-type="string">
            <text:p>Mana: <text:s text:c="3"/>3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66.6] [376.2 seconds]" calcext:value-type="string">
            <text:p>hp/sec: <text:s/>0.27% [66.6] [376.2 seconds]</text:p>
          </table:table-cell>
        </table:table-row>
        <table:table-row table:style-name="ro1">
          <table:table-cell table:formula="of:=[$Calculations.A27]" office:value-type="string" office:string-value="mp/sec:  0.28% [85.0] [352.9 seconds]" calcext:value-type="string">
            <text:p>mp/sec: <text:s/>0.28% [85.0] [352.9 seconds]</text:p>
          </table:table-cell>
        </table:table-row>
        <table:table-row table:style-name="ro1">
          <table:table-cell table:formula="of:=[$Calculations.A28]" office:value-type="string" office:string-value="w/Med:   0.36% [108.1] [277.5 seconds]" calcext:value-type="string">
            <text:p>w/Med: <text:s text:c="2"/>0.36% [108.1] [277.5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58%     [hp x 44.64]" calcext:value-type="string">
            <text:p>Mitigation: <text:s text:c="6"/>97.758% <text:s text:c="4"/>[hp x 44.64]</text:p>
          </table:table-cell>
        </table:table-row>
        <table:table-row table:style-name="ro1">
          <table:table-cell table:formula="of:=[$Calculations.A31]" office:value-type="string" office:string-value="Effective Health: 1,216,098.6 [hp x 82.01]" calcext:value-type="string">
            <text:p>Effective Health: 1,216,098.6 [hp x 82.01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30 Sentinel Huntress        x8 " calcext:value-type="string">
            <text:p>3-30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21 Phaseshift               x2 " calcext:value-type="string">
            <text:p>3-21 Phaseshift <text:s text:c="14"/>x2 </text:p>
          </table:table-cell>
        </table:table-row>
        <table:table-row table:style-name="ro1">
          <table:table-cell table:formula="of:=[$Calculations.A59]" office:value-type="string" office:string-value="3-26 Flare of Creation        x8 [58.0% =&gt; 464.0% Resilience]" calcext:value-type="string">
            <text:p>3-26 Flare of Creation <text:s text:c="7"/>x8 [58.0% =&gt; 464.0% Resilience]</text:p>
          </table:table-cell>
        </table:table-row>
        <table:table-row table:style-name="ro1">
          <table:table-cell table:formula="of:=[$Calculations.A60]" office:value-type="string" office:string-value="3-22 Displacement             x2 " calcext:value-type="string">
            <text:p>3-22 Displacement <text:s text:c="12"/>x2 </text:p>
          </table:table-cell>
        </table:table-row>
        <table:table-row table:style-name="ro1">
          <table:table-cell table:formula="of:=[$Calculations.A61]" office:value-type="string" office:string-value="3-18 Space Shift              x2 " calcext:value-type="string">
            <text:p>3-18 Space Shift <text:s text:c="13"/>x2 </text:p>
          </table:table-cell>
        </table:table-row>
        <table:table-row table:style-name="ro1">
          <table:table-cell table:formula="of:=[$Calculations.A62]" office:value-type="string" office:string-value="3-23 Body of the Valkyrie     x9 [46.5% =&gt; 418.5% Resilience, 11.3% =&gt; 101.7% Physical Resistance, 5.0% =&gt; 101.7% Magic Resistance, 9.3% =&gt; 83.7% Health, 1.65% =&gt; 14.85%/minute]" calcext:value-type="string">
            <text:p>3-23 Body of the Valkyrie <text:s text:c="4"/>x9 [46.5% =&gt; 418.5% Resilience, 11.3% =&gt; 101.7% Physical Resistance, 5.0% =&gt; 101.7% Magic Resistance, 9.3% =&gt; 83.7% Health, 1.65% =&gt; 14.85%/minute]</text:p>
          </table:table-cell>
        </table:table-row>
        <table:table-row table:style-name="ro1">
          <table:table-cell table:formula="of:=[$Calculations.A63]" office:value-type="string" office:string-value="3-4  Space Awareness          x8 " calcext:value-type="string">
            <text:p>3-4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3-5  Deviant of Humanity" calcext:value-type="string">
            <text:p>3-5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5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76]" office:value-type="string" office:string-value="3-13 Monster Hunter" calcext:value-type="string">
            <text:p>3-13 Monster Hunter</text:p>
          </table:table-cell>
        </table:table-row>
        <table:table-row table:style-name="ro1">
          <table:table-cell table:formula="of:=[$Calculations.A77]" office:value-type="string" office:string-value="2-6  Oxygen Repository" calcext:value-type="string">
            <text:p>2-6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9 Veteran" calcext:value-type="string">
            <text:p>3-19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86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7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8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89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0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1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2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3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4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5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7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8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0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1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2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3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4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5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06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8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09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0]" office:value-type="string" office:string-value="3-14  [64% - 95%] Heat Resistance" calcext:value-type="string">
            <text:p>3-14 <text:s/>[64% - 95%] Heat Resistance</text:p>
          </table:table-cell>
        </table:table-row>
        <table:table-row table:style-name="ro1">
          <table:table-cell table:formula="of:=[$Calculations.A111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2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3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4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6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7]" office:value-type="string" office:string-value="3-16  [66% - 95%] Mental Resistance" calcext:value-type="string">
            <text:p>3-16 <text:s/>[66% - 95%] Mental Resistance</text:p>
          </table:table-cell>
        </table:table-row>
        <table:table-row table:style-name="ro1">
          <table:table-cell table:formula="of:=[$Calculations.A118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19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0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1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2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3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4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5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6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7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8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29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0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1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3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4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5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6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37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38]" office:value-type="string" office:string-value="3-7   [57% - 94%] Wind Resistance" calcext:value-type="string">
            <text:p>3-7 <text:s text:c="2"/>[57% - 94%] Wind Resistance</text:p>
          </table:table-cell>
        </table:table-row>
        <table:table-row table:style-name="ro1">
          <table:table-cell table:formula="of:=[$Calculations.A139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1 1st tier" calcext:value-type="string">
            <text:p>11 1st tier</text:p>
          </table:table-cell>
        </table:table-row>
        <table:table-row table:style-name="ro1">
          <table:table-cell table:formula="of:=[$Calculations.A142]" office:value-type="string" office:string-value="25 2nd tier" calcext:value-type="string">
            <text:p>25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50% + 55% = 545%) more dense - Avatar of Ash 2nd" calcext:value-type="string">
            <text:p><text:s text:c="8"/>Muscles are (240% + 250% + 55% = 545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5%] more dense. (Avatar of Ash 2nd)" calcext:value-type="string">
            <text:p><text:s text:c="16"/>[545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7:34:44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18:04:10.954000000</dc:date>
    <meta:generator>LibreOffice/7.0.5.2$Windows_X86_64 LibreOffice_project/64390860c6cd0aca4beafafcfd84613dd9dfb63a</meta:generator>
    <meta:editing-duration>PT18H47M53S</meta:editing-duration>
    <meta:editing-cycles>128</meta:editing-cycles>
    <meta:document-statistic meta:table-count="2" meta:cell-count="2073" meta:object-count="0"/>
    <meta:user-defined meta:name="AppVersion">16.0300</meta:user-defined>
  </office:meta>
</office:document-meta>
</file>